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34a">
            <text:p>TO-NW-34a</text:p>
          </table:table-cell>
          <table:table-cell office:value-type="float" office:value="-18.337">
            <text:p>-18.337</text:p>
          </table:table-cell>
          <table:table-cell office:value-type="float" office:value="119.895">
            <text:p>119.895</text:p>
          </table:table-cell>
          <table:table-cell office:value-type="float" office:value="11340.0">
            <text:p>11340.0</text:p>
          </table:table-cell>
          <table:table-cell office:value-type="float" office:value="70.0">
            <text:p>7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3.0">
            <text:p>-123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34b">
            <text:p>TO-NW-34b</text:p>
          </table:table-cell>
          <table:table-cell office:value-type="float" office:value="-18.337">
            <text:p>-18.337</text:p>
          </table:table-cell>
          <table:table-cell office:value-type="float" office:value="119.895">
            <text:p>119.895</text:p>
          </table:table-cell>
          <table:table-cell office:value-type="float" office:value="12310.0">
            <text:p>12310.0</text:p>
          </table:table-cell>
          <table:table-cell office:value-type="float" office:value="80.0">
            <text:p>8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3.0">
            <text:p>-123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34c">
            <text:p>TO-NW-34c</text:p>
          </table:table-cell>
          <table:table-cell office:value-type="float" office:value="-18.337">
            <text:p>-18.337</text:p>
          </table:table-cell>
          <table:table-cell office:value-type="float" office:value="119.895">
            <text:p>119.895</text:p>
          </table:table-cell>
          <table:table-cell office:value-type="float" office:value="12800.0">
            <text:p>12800.0</text:p>
          </table:table-cell>
          <table:table-cell office:value-type="float" office:value="80.0">
            <text:p>8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3.0">
            <text:p>-123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35a">
            <text:p>TO-NW-35a</text:p>
          </table:table-cell>
          <table:table-cell office:value-type="float" office:value="-18.337">
            <text:p>-18.337</text:p>
          </table:table-cell>
          <table:table-cell office:value-type="float" office:value="119.895">
            <text:p>119.895</text:p>
          </table:table-cell>
          <table:table-cell office:value-type="float" office:value="12440.0">
            <text:p>12440.0</text:p>
          </table:table-cell>
          <table:table-cell office:value-type="float" office:value="90.0">
            <text:p>9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8.0">
            <text:p>-108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Beta-NW-33">
            <text:p>Beta-NW-33</text:p>
          </table:table-cell>
          <table:table-cell office:value-type="float" office:value="-18.098">
            <text:p>-18.098</text:p>
          </table:table-cell>
          <table:table-cell office:value-type="float" office:value="119.713">
            <text:p>119.713</text:p>
          </table:table-cell>
          <table:table-cell office:value-type="float" office:value="9210.0">
            <text:p>9210.0</text:p>
          </table:table-cell>
          <table:table-cell office:value-type="float" office:value="40.0">
            <text:p>40.0</text:p>
          </table:table-cell>
          <table:table-cell office:value-type="string" office:value="Tube ">
            <text:p>Tube 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48.0">
            <text:p>-148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64b">
            <text:p>TO-NW-64b</text:p>
          </table:table-cell>
          <table:table-cell office:value-type="float" office:value="-17.035">
            <text:p>-17.035</text:p>
          </table:table-cell>
          <table:table-cell office:value-type="float" office:value="117.953">
            <text:p>117.953</text:p>
          </table:table-cell>
          <table:table-cell office:value-type="float" office:value="12850.0">
            <text:p>12850.0</text:p>
          </table:table-cell>
          <table:table-cell office:value-type="float" office:value="80.0">
            <text:p>8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4.0">
            <text:p>-124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35c">
            <text:p>TO-NW-35c</text:p>
          </table:table-cell>
          <table:table-cell office:value-type="float" office:value="-18.41">
            <text:p>-18.41</text:p>
          </table:table-cell>
          <table:table-cell office:value-type="float" office:value="119.952">
            <text:p>119.952</text:p>
          </table:table-cell>
          <table:table-cell office:value-type="float" office:value="13490.0">
            <text:p>13490.0</text:p>
          </table:table-cell>
          <table:table-cell office:value-type="float" office:value="110.0">
            <text:p>11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8.0">
            <text:p>-108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64c">
            <text:p>TO-NW-64c</text:p>
          </table:table-cell>
          <table:table-cell office:value-type="float" office:value="-17.035">
            <text:p>-17.035</text:p>
          </table:table-cell>
          <table:table-cell office:value-type="float" office:value="117.953">
            <text:p>117.953</text:p>
          </table:table-cell>
          <table:table-cell office:value-type="float" office:value="13570.0">
            <text:p>13570.0</text:p>
          </table:table-cell>
          <table:table-cell office:value-type="float" office:value="90.0">
            <text:p>9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4.0">
            <text:p>-124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35b">
            <text:p>TO-NW-35b</text:p>
          </table:table-cell>
          <table:table-cell office:value-type="float" office:value="-18.41">
            <text:p>-18.41</text:p>
          </table:table-cell>
          <table:table-cell office:value-type="float" office:value="119.952">
            <text:p>119.952</text:p>
          </table:table-cell>
          <table:table-cell office:value-type="float" office:value="13320.0">
            <text:p>13320.0</text:p>
          </table:table-cell>
          <table:table-cell office:value-type="float" office:value="100.0">
            <text:p>10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8.0">
            <text:p>-108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  <table:table-row>
          <table:table-cell office:value-type="string" office:value="Rowley_Shoals">
            <text:p>Rowley_Shoals</text:p>
          </table:table-cell>
          <table:table-cell office:value-type="string" office:value="radiocarbon">
            <text:p>radiocarbon</text:p>
          </table:table-cell>
          <table:table-cell office:value-type="string" office:value="TO-NW-64a">
            <text:p>TO-NW-64a</text:p>
          </table:table-cell>
          <table:table-cell office:value-type="float" office:value="-17.035">
            <text:p>-17.035</text:p>
          </table:table-cell>
          <table:table-cell office:value-type="float" office:value="117.953">
            <text:p>117.953</text:p>
          </table:table-cell>
          <table:table-cell office:value-type="float" office:value="12210.0">
            <text:p>12210.0</text:p>
          </table:table-cell>
          <table:table-cell office:value-type="float" office:value="80.0">
            <text:p>8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4.0">
            <text:p>-124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JamesEtal2004,LewisEtal2013">
            <text:p>JamesEtal2004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